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0.5pt" style:font-size-asian="10.5pt" style:font-size-complex="10.5pt"/>
    </style:style>
    <style:style style:name="P2" style:family="paragraph" style:parent-style-name="Text_20_body">
      <style:text-properties style:font-name="Times New Roman" fo:font-size="10.5pt" officeooo:paragraph-rsid="0009fbf9" style:font-size-asian="10.5pt" style:font-size-complex="10.5pt"/>
    </style:style>
    <style:style style:name="P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style:font-size-asian="10.5pt" style:font-size-complex="10.5pt" loext:padding="0in" loext:border="none"/>
    </style:style>
    <style:style style:name="P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officeooo:paragraph-rsid="000f1a15" style:font-size-asian="10.5pt" style:font-size-complex="10.5pt" loext:padding="0in" loext:border="none"/>
    </style:style>
    <style:style style:name="P5" style:family="paragraph" style:parent-style-name="Heading_20_3">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officeooo:paragraph-rsid="000f1a15" style:font-size-asian="10.5pt" style:font-size-complex="10.5pt" loext:padding="0in" loext:border="none"/>
    </style:style>
    <style:style style:name="P6" style:family="paragraph" style:parent-style-name="Standard">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4e82c2" style:text-line-through-style="none" style:text-line-through-type="none" style:font-name="Times New Roman" fo:font-size="10.5pt" fo:letter-spacing="normal" fo:font-style="normal" style:text-underline-style="none" fo:font-weight="normal" style:text-blinking="false" style:font-size-asian="10.5pt" style:font-size-complex="10.5pt" loext:padding="0in" loext:border="none"/>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break-before="page"/>
      <style:text-properties style:font-name="Times New Roman" fo:font-size="10.5pt" style:font-size-asian="10.5pt" style:font-size-complex="10.5pt"/>
    </style:style>
    <style:style style:name="P9" style:family="paragraph" style:parent-style-name="Heading_20_2">
      <style:text-properties style:font-name="Times New Roman" fo:font-size="10.5pt" style:font-size-asian="10.5pt" style:font-size-complex="10.5pt"/>
    </style:style>
    <style:style style:name="P10" style:family="paragraph" style:parent-style-name="Heading_20_2">
      <style:text-properties style:font-name="Times New Roman" fo:font-size="10.5pt" officeooo:paragraph-rsid="000f1a15" style:font-size-asian="10.5pt" style:font-size-complex="10.5pt"/>
    </style:style>
    <style:style style:name="P11" style:family="paragraph" style:parent-style-name="Text_20_body" style:list-style-name="L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3" style:family="paragraph" style:parent-style-name="Text_20_body" style:list-style-name="L3">
      <style:paragraph-properties fo:margin-left="0in" fo:margin-right="0in" fo:margin-top="0in" fo:margin-bottom="0.2709in" loext:contextual-spacing="false" fo:orphans="2" fo:widows="2" fo:text-indent="0in" style:auto-text-indent="false" fo:padding="0in" fo:border="none"/>
      <style:text-properties fo:font-variant="normal" fo:text-transform="none" fo:color="#222222" style:font-name="Times New Roman" fo:font-size="10.5pt" fo:letter-spacing="normal" fo:font-style="normal" fo:font-weight="normal" style:font-size-asian="10.5pt" style:font-size-complex="10.5pt"/>
    </style:style>
    <style:style style:name="P14"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style:font-size-asian="10.5pt" style:font-size-complex="10.5pt"/>
    </style:style>
    <style:style style:name="P15"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officeooo:paragraph-rsid="0009fbf9" style:font-size-asian="10.5pt" style:font-size-complex="10.5pt"/>
    </style:style>
    <style:style style:name="P16"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officeooo:paragraph-rsid="000f1a15" style:font-size-asian="10.5pt" style:font-size-complex="10.5pt"/>
    </style:style>
    <style:style style:name="P17" style:family="paragraph" style:parent-style-name="Text_20_body" style:list-style-name="L3">
      <style:paragraph-properties fo:margin-top="0in" fo:margin-bottom="0.2709in" loext:contextual-spacing="false" fo:orphans="2" fo:widows="2" fo:padding="0in" fo:border="none"/>
    </style:style>
    <style:style style:name="T1" style:family="text">
      <style:text-properties fo:font-variant="normal" fo:text-transform="none" fo:color="#242729" style:font-name="Times New Roman" fo:font-size="10.5pt" fo:letter-spacing="normal" fo:font-style="normal" fo:font-weight="bold" style:font-size-asian="10.5pt" style:font-size-complex="10.5pt" loext:padding="0in" loext:border="none"/>
    </style:style>
    <style:style style:name="T2" style:family="text">
      <style:text-properties fo:font-variant="normal" fo:text-transform="none" fo:color="#222222" style:font-name="Times New Roman" fo:font-size="10.5pt" fo:letter-spacing="normal" fo:font-style="normal" fo:font-weight="normal" style:font-size-asian="10.5pt" style:font-size-complex="10.5pt"/>
    </style:style>
    <style:style style:name="T3" style:family="text">
      <style:text-properties fo:font-variant="normal" fo:text-transform="none" fo:color="#222222" style:font-name="Times New Roman" fo:font-size="10.5pt" fo:letter-spacing="normal" fo:font-style="normal" fo:font-weight="bold" style:font-size-asian="10.5pt" style:font-size-complex="10.5pt"/>
    </style:style>
    <style:style style:name="T4" style:family="text">
      <style:text-properties fo:font-variant="normal" fo:text-transform="none" fo:color="#333333" fo:letter-spacing="normal" fo:font-style="normal" fo:font-weight="normal"/>
    </style:style>
    <style:style style:name="T5" style:family="text">
      <style:text-properties style:font-name="Times New Roman" fo:font-size="10.5pt" style:font-size-asian="10.5pt" style:font-size-complex="10.5pt"/>
    </style:style>
    <style:style style:name="T6" style:family="text">
      <style:text-properties officeooo:rsid="0009dee3"/>
    </style:style>
    <style:style style:name="T7" style:family="text">
      <style:text-properties fo:color="#222222" fo:font-weight="bold"/>
    </style:style>
    <style:style style:name="T8" style:family="text">
      <style:text-properties officeooo:rsid="000b6967"/>
    </style:style>
    <style:style style:name="T9" style:family="text">
      <style:text-properties officeooo:rsid="000d556e"/>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Yes, Agree with above answer, many ways to answering this question, in such I try to define a positive and Negative test cases of the Login page as below:</text:p>
      <text:list xml:id="list2617425304" text:style-name="L1">
        <text:list-item>
          <text:p text:style-name="P11"><text:span text:style-name="Strong_20_Emphasis"><text:span text:style-name="T1">Positive Test Case</text:span></text:span></text:p>
        </text:list-item>
      </text:list>
      <text:p text:style-name="P3">1) Verify the Correct username, Correct password<text:span text:style-name="T6"> – </text:span>Login Successfully.</text:p>
      <text:list xml:id="list2410536689" text:style-name="L2">
        <text:list-item>
          <text:p text:style-name="P12"><text:span text:style-name="Strong_20_Emphasis"><text:span text:style-name="T1">Negative Test Cases</text:span></text:span></text:p>
        </text:list-item>
      </text:list>
      <text:p text:style-name="P3">1) Verify the Incorrect username, incorrect password- Can't Login</text:p>
      <text:p text:style-name="P3">2) Verify the Incorrect username, incorrect password- Can't Login</text:p>
      <text:p text:style-name="P3">3) Verify valid username and empty password. -Can't Login</text:p>
      <text:p text:style-name="P3">4) Verify empty username and valid password. - Can't Login</text:p>
      <text:p text:style-name="P3">5) Verify some password(can be a registered/unregistered)- Can't Login</text:p>
      <text:p text:style-name="P3">6) Verify case changed username /password.- Can't Login</text:p>
      <text:p text:style-name="P3">7) Verify registered user's login id and password -Can't Login</text:p>
      <text:p text:style-name="P3">8) Verify registered username and password.- Can't Login</text:p>
      <text:p text:style-name="P3">9) Verify to enter disable(Blocked) email address.- Can't Login</text:p>
      <text:p text:style-name="P4">10) Verify to unverified Email address. - Can't Login</text:p>
      <text:h text:style-name="P5" text:outline-level="3"><text:span text:style-name="Strong_20_Emphasis"><text:span text:style-name="T7">Test Cases of a Login Page (Test Scenarios Login Page):</text:span></text:span></text:h>
      <text:list xml:id="list2719062059" text:style-name="L3">
        <text:list-item>
          <text:p text:style-name="P13">Verify that cursor is focused on “Username” text box on the page load (login page)</text:p>
        </text:list-item>
        <text:list-item>
          <text:p text:style-name="P14">Verify that the login screen contains elements such as Username, Password, Sign in button, Remember password check box, Forgot password link, and Create an account link.</text:p>
        </text:list-item>
        <text:list-item>
          <text:p text:style-name="P14">Verify that tab functionality is working properly or not</text:p>
        </text:list-item>
        <text:list-item>
          <text:p text:style-name="P14">Verify that Enter/Tab key works as a substitute for the Sign in button</text:p>
        </text:list-item>
        <text:list-item>
          <text:p text:style-name="P14">Verify that all the fields such as Username, Password has a valid placeholder</text:p>
        </text:list-item>
        <text:list-item>
          <text:p text:style-name="P14">Verify that the labels float upward when the text field is in focus or filled (In case of floating label)</text:p>
        </text:list-item>
        <text:list-item>
          <text:p text:style-name="P14">Verify that User is able to Login with Valid Credentials</text:p>
        </text:list-item>
        <text:list-item>
          <text:p text:style-name="P14">Verify that User is not able to Login with invalid Username and invalid Password</text:p>
        </text:list-item>
        <text:list-item>
          <text:p text:style-name="P14">Verify that User is not able to Login with Valid Username and invalid Password</text:p>
        </text:list-item>
        <text:list-item>
          <text:p text:style-name="P14">Verify that User is not able to Login with invalid Username and Valid Password</text:p>
        </text:list-item>
        <text:list-item>
          <text:p text:style-name="P14">Verify that User is not able to Login with blank Username or Password</text:p>
        </text:list-item>
        <text:list-item>
          <text:p text:style-name="P14">Verify that User is not able to Login with inactive credentials</text:p>
        </text:list-item>
        <text:list-item>
          <text:p text:style-name="P14"><text:soft-page-break/>Verify that clicking on browser back button after successful login should not take User to log out mode</text:p>
        </text:list-item>
        <text:list-item>
          <text:p text:style-name="P14">Verify that clicking on browser back button after successful logout should not take User to logged in mode</text:p>
        </text:list-item>
        <text:list-item>
          <text:p text:style-name="P14">Verify that there is a limit on the total number of unsuccessful login attempts (No. of invalid attempts should be based on business logic. Based on the business logic, User will be asked to enter captcha and try again or user will be blocked)</text:p>
        </text:list-item>
        <text:list-item>
          <text:p text:style-name="P14">Verify that the password is in encrypted form when entered</text:p>
        </text:list-item>
        <text:list-item>
          <text:p text:style-name="P14">Verify the password can be copy-pasted</text:p>
        </text:list-item>
        <text:list-item>
          <text:p text:style-name="P15">Verify that encrypted characters in “Password” field should not allow deciphering if copied</text:p>
        </text:list-item>
        <text:list-item>
          <text:p text:style-name="P14">Verify that User should be able to login with the new password after changing the password</text:p>
        </text:list-item>
        <text:list-item>
          <text:p text:style-name="P14">Verify that User should not be able to login with the old password after changing the password</text:p>
        </text:list-item>
        <text:list-item>
          <text:p text:style-name="P14">Verify that spaces should not be allowed before any password characters attempted</text:p>
        </text:list-item>
        <text:list-item>
          <text:p text:style-name="P14">Verify that whether User is still logged in after series of actions such as sign in, close browser and reopen the application.</text:p>
        </text:list-item>
        <text:list-item>
          <text:p text:style-name="P14">Verify that the ways to retrieve the password if the User forgets the password</text:p>
        </text:list-item>
        <text:list-item>
          <text:p text:style-name="P14">Verify that “Remember password” checkbox is unselected by default (depends on business logic, it may be selected or unselected)</text:p>
        </text:list-item>
        <text:list-item>
          <text:p text:style-name="P14">Verify that “Keep me logged in” checkbox is unselected by default (depends on business logic, it may be selected or unselected)</text:p>
        </text:list-item>
        <text:list-item>
          <text:p text:style-name="P14">Verify that the timeout of the login session (Session Timeout)</text:p>
        </text:list-item>
        <text:list-item>
          <text:p text:style-name="P14">Verify that the logout link is redirected to login/home page</text:p>
        </text:list-item>
        <text:list-item>
          <text:p text:style-name="P14">Verify that User is redirected to appropriate page after successful login</text:p>
        </text:list-item>
        <text:list-item>
          <text:p text:style-name="P14">Verify that User is redirected to Forgot password page when clicking on Forgot Password link</text:p>
        </text:list-item>
        <text:list-item>
          <text:p text:style-name="P14">Verify that User is redirected to Create an account page when clicking on Sign up / Create an account link</text:p>
        </text:list-item>
        <text:list-item>
          <text:p text:style-name="P14"><text:soft-page-break/>Verify that validation message is displayed in case when User leaves Username or Password as blank</text:p>
        </text:list-item>
        <text:list-item>
          <text:p text:style-name="P14">Verify that validation message is displayed in case of exceeding the character limit of the Username and Password fields</text:p>
        </text:list-item>
        <text:list-item>
          <text:p text:style-name="P14">Verify that validation message is displayed in case of entering special character in the Username and password fields</text:p>
        </text:list-item>
        <text:list-item>
          <text:p text:style-name="P14">Verify whether the login form is revealing any security information by viewing page source</text:p>
        </text:list-item>
        <text:list-item>
          <text:p text:style-name="P14">Verify that the login page is vulnerable to SQL injection</text:p>
        </text:list-item>
        <text:list-item>
          <text:p text:style-name="P17"><text:span text:style-name="T2">Verify whether Cross-site scripting (XSS ) vulnerability work on a login page. XSS vulnerability may be used by hackers to bypass access controls.<text:line-break/></text:span><text:span text:style-name="Strong_20_Emphasis"><text:span text:style-name="T3">If there is a captcha on the login page (Test Cases for CAPTCHA):</text:span></text:span></text:p>
        </text:list-item>
        <text:list-item>
          <text:p text:style-name="P14">Verify that whether there is a client-side validation when User doesn’t enter CAPTCHA</text:p>
        </text:list-item>
        <text:list-item>
          <text:p text:style-name="P14">Verify that the refresh link of CAPTCHA is generating new CAPTCHA</text:p>
        </text:list-item>
        <text:list-item>
          <text:p text:style-name="P14">Verify that the CAPTCHA is case sensitive</text:p>
        </text:list-item>
        <text:list-item>
          <text:p text:style-name="P16">Verify whether the CAPTCHA has audio support to listen</text:p>
        </text:list-item>
      </text:list>
      <text:h text:style-name="P10" text:outline-level="2"><text:line-break/>Features of Login Page<text:span text:style-name="T8">:</text:span></text:h>
      <text:p text:style-name="P1">1) Login screen is having fields to enter Username / Email Address and Password with Submit and/or Reset button.</text:p>
      <text:p text:style-name="P1">2) “Remember Me” check-box is available on Login Screen.</text:p>
      <text:p text:style-name="P1">3) Forgot Password link is properly displayed.</text:p>
      <text:p text:style-name="P1">4) There should be a link to Register for New Users.</text:p>
      <text:h text:style-name="P9" text:outline-level="2">Functional Verification :</text:h>
      <text:p text:style-name="P1">1) User should be able to Login with valid credentials.</text:p>
      <text:p text:style-name="P1">2) User should be redirected to appropriate page when clicking on Forgot Password link.</text:p>
      <text:p text:style-name="P1">3) User should be redirected to appropriate page when clicking on Sign Up link.</text:p>
      <text:p text:style-name="P1">4) User should not be allowed to Login with Valid Username and Invalid Password.</text:p>
      <text:p text:style-name="P1">5) User should not be allowed to Login with Invalid Username and Valid Password.</text:p>
      <text:p text:style-name="P1">6) User should not be allowed to Login with blank Username field.</text:p>
      <text:p text:style-name="P1"><text:soft-page-break/>7) User should not be allowed to Login with blank Password field.</text:p>
      <text:p text:style-name="P1">8) System should take appropriate action (e.g.<text:span text:style-name="T9">:</text:span> Block Username) after defined invalid login attempts.</text:p>
      <text:p text:style-name="P1">9) Reset button should clear data from all text boxes in the login page.</text:p>
      <text:h text:style-name="P9" text:outline-level="2">Basic Field Validations<text:span text:style-name="T9">:</text:span></text:h>
      <text:p text:style-name="P1">1) Username field should be alphanumeric.</text:p>
      <text:p text:style-name="P1">2) Length validation for Username and Password. For example, length should be 6-12 characters.</text:p>
      <text:p text:style-name="P1">3) Login credentials should be case sensitive.</text:p>
      <text:p text:style-name="P1">4) Password should be displayed as asterisks or bullets.</text:p>
      <text:p text:style-name="P1">5) Appropriate validation message should be displayed at correct place when providing invalid Username / Password.</text:p>
      <text:p text:style-name="P1">6) Special validation message should be displayed when providing special characters.</text:p>
      <text:p text:style-name="P1">7) Username field should not contain any symbol or special character.</text:p>
      <text:h text:style-name="P9" text:outline-level="2">Security Checks<text:span text:style-name="T9">:</text:span></text:h>
      <text:p text:style-name="P1">1) XSS scripts should not affect the system and User should not be allowed to login. Proper validation message should be displayed.</text:p>
      <text:p text:style-name="P1">2) Password should not be deciphered when copied.</text:p>
      <text:p text:style-name="P1">3) Login form should not reveal any security information in View Page source mode.</text:p>
      <text:p text:style-name="P1">4) There must be minimum password length.</text:p>
      <text:p text:style-name="P1">5) Login form should not be vulnerable to SQL injection.</text:p>
      <text:p text:style-name="P1">6) After successful Logout, clicking on browser back button should not take User to logged in mode.</text:p>
      <text:p text:style-name="P1">7) Some Websites have CAPTCHA enabled in the Login page for better security purpose. To test Login page with this feature, below are some ideas for testing CAPTCHA functionality.</text:p>
      <text:h text:style-name="P9" text:outline-level="2">Testing CAPTCHA:</text:h>
      <text:p text:style-name="P1">1) When user does not enter CAPTCHA, there should be a client side validation and user should not be allowed to Login.</text:p>
      <text:p text:style-name="P1">2) There should be a link(AJAX) to refresh the CAPTCHA image.</text:p>
      <text:p text:style-name="P1">3) CAPTCHA should be case sensitive.</text:p>
      <text:p text:style-name="P1">4) There should be an option for audio support to listen and enter the CAPTCHA.</text:p>
      <text:p text:style-name="P1">5) CAPTCHA Image should not contain absolute path names.</text:p>
      <text:p text:style-name="P1">6) CAPTCHA text should have different background textures and different angle of displaying. The idea is to make it difficult for CAPTCHA cracking programs.</text:p>
      <text:p text:style-name="Text_20_body"><text:span text:style-name="T5">Just like Login page, another most important feature for any website is Search functionality. </text:span><text:a xlink:type="simple" xlink:href="http://www.testingjournals.com/test-website-search-functionality/" text:style-name="Internet_20_link" text:visited-style-name="Visited_20_Internet_20_Link"><text:span text:style-name="Strong_20_Emphasis"><text:span text:style-name="T5">Click here</text:span></text:span></text:a><text:span text:style-name="T5"> to get list of top testing scenarios for Search feature.</text:span></text:p>
      <text:p text:style-name="P2"><text:soft-page-break/>Have we covered everything? Nah, it’s never enough. Well, I will be adding more scenarios to the list. Let me know if any scenario is missed. Please share your feedback.</text:p>
      <text:p text:style-name="P7"/>
      <text:p text:style-name="P7"/>
      <text:p text:style-name="P7"/>
      <text:p text:style-name="P7"/>
      <text:p text:style-name="P8"/>
      <text:p text:style-name="P7"/>
      <text:p text:style-name="P7"/>
      <text:p text:style-name="P7"><text:span text:style-name="T4">Positive test cases</text:span><text:line-break/><text:span text:style-name="T4">1. Test with Username in alphanumeric characters</text:span><text:line-break/><text:span text:style-name="T4">2. Test with Username is Length of 5 alphanumeric characters</text:span><text:line-break/><text:span text:style-name="T4">3. Test with Username is Length of 10 alphanumeric characters</text:span><text:line-break/><text:line-break/><text:span text:style-name="T4">Negative test cases</text:span><text:line-break/><text:span text:style-name="T4">4. Test with Username field empty </text:span><text:line-break/><text:span text:style-name="T4">5. Test with entering Username in characters</text:span><text:line-break/><text:span text:style-name="T4">6. Test with entering Username in Numeric</text:span><text:line-break/><text:span text:style-name="T4">7. Test with entering Username in special characters</text:span><text:line-break/><text:span text:style-name="T4">8. Test with Username is Length of less than 5 alphanumeric characters</text:span><text:line-break/><text:span text:style-name="T4">9. Test with Username is Length of less greater than 10 alphanumeric character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0:05:12.114000000</meta:creation-date>
    <dc:date>2018-08-13T12:41:24.721000000</dc:date>
    <meta:editing-duration>PT13M30S</meta:editing-duration>
    <meta:editing-cycles>2</meta:editing-cycles>
    <meta:generator>LibreOffice/5.3.2.2$Windows_X86_64 LibreOffice_project/6cd4f1ef626f15116896b1d8e1398b56da0d0ee1</meta:generator>
    <meta:print-date>2018-08-17T10:37:20.813000000</meta:print-date>
    <meta:document-statistic meta:table-count="0" meta:image-count="0" meta:object-count="0" meta:page-count="6" meta:paragraph-count="96" meta:word-count="1395" meta:character-count="8280" meta:non-whitespace-character-count="7018"/>
  </office:meta>
</office:document-meta>
</file>